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1cm" fo:margin-left="0cm" fo:margin-top="0cm" fo:margin-bottom="0cm" table:align="left" style:writing-mode="page"/>
    </style:style>
    <style:style style:name="Table1.A" style:family="table-column">
      <style:table-column-properties style:column-width="0.99cm"/>
    </style:style>
    <style:style style:name="Table1.B" style:family="table-column">
      <style:table-column-properties style:column-width="3.223cm"/>
    </style:style>
    <style:style style:name="Table1.C" style:family="table-column">
      <style:table-column-properties style:column-width="7.327cm"/>
    </style:style>
    <style:style style:name="Table1.D" style:family="table-column">
      <style:table-column-properties style:column-width="4.97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26cm" fo:border="none"/>
    </style:style>
    <style:style style:name="Table2" style:family="table">
      <style:table-properties style:width="16.51cm" fo:margin-left="0cm" fo:margin-top="0cm" fo:margin-bottom="0cm" table:align="left" style:writing-mode="page"/>
    </style:style>
    <style:style style:name="Table2.A" style:family="table-column">
      <style:table-column-properties style:column-width="0.99cm"/>
    </style:style>
    <style:style style:name="Table2.B" style:family="table-column">
      <style:table-column-properties style:column-width="3.635cm"/>
    </style:style>
    <style:style style:name="Table2.C" style:family="table-column">
      <style:table-column-properties style:column-width="6.749cm"/>
    </style:style>
    <style:style style:name="Table2.D" style:family="table-column">
      <style:table-column-properties style:column-width="5.13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026cm" fo:border="none"/>
    </style:style>
    <style:style style:name="P1" style:family="paragraph" style:parent-style-name="Standard" style:list-style-name="">
      <style:paragraph-properties fo:margin-top="0cm" fo:margin-bottom="0.494cm" style:contextual-spacing="false" fo:line-height="100%"/>
    </style:style>
    <style:style style:name="P2" style:family="paragraph" style:parent-style-name="Standard" style:list-style-name="">
      <style:paragraph-properties fo:margin-top="0.494cm" fo:margin-bottom="0.494cm" style:contextual-spacing="false" fo:line-height="100%"/>
    </style:style>
    <style:style style:name="P3" style:family="paragraph" style:parent-style-name="Standard">
      <style:paragraph-properties fo:margin-top="0.494cm" fo:margin-bottom="0.494cm" style:contextual-spacing="false" fo:line-height="100%"/>
    </style:style>
    <style:style style:name="P4" style:family="paragraph" style:parent-style-name="Standard">
      <style:paragraph-properties fo:margin-top="0.494cm" fo:margin-bottom="0.494cm" style:contextual-spacing="false" fo:line-height="100%"/>
      <style:text-properties officeooo:paragraph-rsid="0017e4d8"/>
    </style:style>
    <style:style style:name="P5" style:family="paragraph" style:parent-style-name="Standard">
      <style:paragraph-properties fo:margin-top="0cm" fo:margin-bottom="0cm" style:contextual-spacing="false" fo:line-height="100%"/>
    </style:style>
    <style:style style:name="P6" style:family="paragraph">
      <loext:graphic-properties draw:fill="solid" draw:fill-color="#a0a0a0"/>
      <style:paragraph-properties fo:text-align="center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T1" style:family="text">
      <style:text-properties style:font-name="Times New Roman" fo:font-size="24pt" fo:font-weight="bold" style:letter-kerning="true" style:font-name-asian="Times New Roman1" style:font-size-asian="24pt" style:font-weight-asian="bold" style:font-name-complex="Times New Roman1" style:font-size-complex="24pt" style:font-weight-complex="bold"/>
    </style:style>
    <style:style style:name="T2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fo:font-weight="bold" officeooo:rsid="0017e4d8" style:font-name-asian="Times New Roman1" style:font-size-asian="12pt" style:font-weight-asian="bold" style:font-name-complex="Times New Roman1" style:font-size-complex="12pt" style:font-weight-complex="bold"/>
    </style:style>
    <style:style style:name="T6" style:family="text">
      <style:text-properties style:font-name="Times New Roman" fo:font-size="12pt" fo:font-weight="bold" officeooo:rsid="0000f85f" style:font-name-asian="Times New Roman1" style:font-size-asian="12pt" style:font-weight-asian="bold" style:font-name-complex="Times New Roman1" style:font-size-complex="12pt" style:font-weight-complex="bold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marker-style-name="T1"><text:span text:style-name="T1">Project Design Phase–II</text:span><text:span text:style-name="T1"/></text:h>
      <text:h text:style-name="P2" text:outline-level="2" loext:marker-style-name="T2"><text:span text:style-name="T2">Technology Stack (Architecture &amp; Stack)</text:span><text:span text:style-name="T2"/></text:h>
      <text:p text:style-name="P3" loext:marker-style-name="T3"><text:span text:style-name="T4">Date<text:tab/><text:tab/><text:tab/>:</text:span><text:span text:style-name="T5">07.03.2026</text:span></text:p>
      <text:p text:style-name="P4" loext:marker-style-name="T3"><text:span text:style-name="T4">Team ID<text:tab/><text:tab/>:</text:span><text:span text:style-name="T6">SWTID-2026-7835</text:span></text:p>
      <text:p text:style-name="P4" loext:marker-style-name="T3"><text:span text:style-name="T4">Project Name<text:tab/><text:tab/>:</text:span><text:span text:style-name="T6">Product Inventory Management System (Backend)</text:span></text:p>
      <text:p text:style-name="P3" loext:marker-style-name="T3"><text:span text:style-name="T4">Maximum Marks</text:span><text:span text:style-name="T3"><text:line-break/>4 Marks</text:span></text:p>
      <text:p text:style-name="P5" loext:marker-style-name="T3"><draw:rect text:anchor-type="as-char" style:rel-width="100%" draw:z-index="0" draw:style-name="gr1" draw:text-style-name="P6" svg:width="16.511cm" svg:height="0.054cm"><text:p/></draw:rect></text:p>
      <text:h text:style-name="P2" text:outline-level="2" loext:marker-style-name="T2"><text:span text:style-name="T2">Technical Architecture</text:span><text:span text:style-name="T2"/></text:h>
      <text:p text:style-name="P3" loext:marker-style-name="T3"><text:span text:style-name="T3">The proposed system is designed using the </text:span><text:span text:style-name="T4">MERN stack architecture</text:span><text:span text:style-name="T3">. In this structure, the React-based frontend interacts with the backend developed using </text:span><text:span text:style-name="T4">Node.js and Express.js</text:span><text:span text:style-name="T3"> through RESTful APIs. User authentication is implemented using </text:span><text:span text:style-name="T4">JWT tokens</text:span><text:span text:style-name="T3">, ensuring secure access to the system. All application data, including user details and product inventory information, is stored in a </text:span><text:span text:style-name="T4">MongoDB database</text:span><text:span text:style-name="T3">.</text:span></text:p>
      <text:p text:style-name="P3" loext:marker-style-name="T3"><text:span text:style-name="T3">The deliverable should include an </text:span><text:span text:style-name="T4">architecture diagram</text:span><text:span text:style-name="T3"> along with the details specified in </text:span><text:span text:style-name="T4">Table-1 and Table-2</text:span><text:span text:style-name="T3"> below.</text:span></text:p>
      <text:p text:style-name="P5" loext:marker-style-name="T3"><draw:rect text:anchor-type="as-char" style:rel-width="100%" draw:z-index="1" draw:style-name="gr1" draw:text-style-name="P6" svg:width="16.511cm" svg:height="0.054cm"><text:p/></draw:rect></text:p>
      <text:h text:style-name="P2" text:outline-level="1" loext:marker-style-name="T1"><text:span text:style-name="T1">Table-1: Components &amp; Technologies</text:span><text:span text:style-name="T1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7" loext:marker-style-name="T4"><text:span text:style-name="T4">S.No</text:span><text:span text:style-name="T4"/></text:p>
            </table:table-cell>
            <table:table-cell table:style-name="Table1.A1" office:value-type="string">
              <text:p text:style-name="P7" loext:marker-style-name="T4"><text:span text:style-name="T4">Component</text:span><text:span text:style-name="T4"/></text:p>
            </table:table-cell>
            <table:table-cell table:style-name="Table1.A1" office:value-type="string">
              <text:p text:style-name="P7" loext:marker-style-name="T4"><text:span text:style-name="T4">Description</text:span><text:span text:style-name="T4"/></text:p>
            </table:table-cell>
            <table:table-cell table:style-name="Table1.A1" office:value-type="string">
              <text:p text:style-name="P7" loext:marker-style-name="T4"><text:span text:style-name="T4">Technology</text:span><text:span text:style-name="T4"/>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5" loext:marker-style-name="T3"><text:span text:style-name="T3">1</text:span><text:span text:style-name="T3"/></text:p>
          </table:table-cell>
          <table:table-cell table:style-name="Table1.A1" office:value-type="string">
            <text:p text:style-name="P5" loext:marker-style-name="T3"><text:span text:style-name="T3">Application Logic-1</text:span><text:span text:style-name="T3"/></text:p>
          </table:table-cell>
          <table:table-cell table:style-name="Table1.A1" office:value-type="string">
            <text:p text:style-name="P5" loext:marker-style-name="T3"><text:span text:style-name="T3">Handles user authentication, token creation, and verification processes</text:span><text:span text:style-name="T3"/></text:p>
          </table:table-cell>
          <table:table-cell table:style-name="Table1.A1" office:value-type="string">
            <text:p text:style-name="P5" loext:marker-style-name="T3"><text:span text:style-name="T3">Node.js, Express.js, bcryptjs, jsonwebtoken</text:span><text:span text:style-name="T3"/></text:p>
          </table:table-cell>
        </table:table-row>
        <table:table-row table:style-name="Table1.1">
          <table:table-cell table:style-name="Table1.A1" office:value-type="string">
            <text:p text:style-name="P5" loext:marker-style-name="T3"><text:span text:style-name="T3">2</text:span><text:span text:style-name="T3"/></text:p>
          </table:table-cell>
          <table:table-cell table:style-name="Table1.A1" office:value-type="string">
            <text:p text:style-name="P5" loext:marker-style-name="T3"><text:span text:style-name="T3">Application Logic-2</text:span><text:span text:style-name="T3"/></text:p>
          </table:table-cell>
          <table:table-cell table:style-name="Table1.A1" office:value-type="string">
            <text:p text:style-name="P5" loext:marker-style-name="T3"><text:span text:style-name="T3">Manages product CRUD operations and product search features</text:span><text:span text:style-name="T3"/></text:p>
          </table:table-cell>
          <table:table-cell table:style-name="Table1.A1" office:value-type="string">
            <text:p text:style-name="P5" loext:marker-style-name="T3"><text:span text:style-name="T3">Node.js, Express.js REST API</text:span><text:span text:style-name="T3"/></text:p>
          </table:table-cell>
        </table:table-row>
        <table:table-row table:style-name="Table1.1">
          <table:table-cell table:style-name="Table1.A1" office:value-type="string">
            <text:p text:style-name="P5" loext:marker-style-name="T3"><text:span text:style-name="T3">3</text:span><text:span text:style-name="T3"/></text:p>
          </table:table-cell>
          <table:table-cell table:style-name="Table1.A1" office:value-type="string">
            <text:p text:style-name="P5" loext:marker-style-name="T3"><text:span text:style-name="T3">Database</text:span><text:span text:style-name="T3"/></text:p>
          </table:table-cell>
          <table:table-cell table:style-name="Table1.A1" office:value-type="string">
            <text:p text:style-name="P5" loext:marker-style-name="T3"><text:span text:style-name="T3">Stores user information and product inventory data securely</text:span><text:span text:style-name="T3"/></text:p>
          </table:table-cell>
          <table:table-cell table:style-name="Table1.A1" office:value-type="string">
            <text:p text:style-name="P5" loext:marker-style-name="T3"><text:span text:style-name="T3">MongoDB Atlas, Mongoose</text:span><text:span text:style-name="T3"/></text:p>
          </table:table-cell>
        </table:table-row>
        <table:table-row table:style-name="Table1.1">
          <table:table-cell table:style-name="Table1.A1" office:value-type="string">
            <text:p text:style-name="P5" loext:marker-style-name="T3"><text:span text:style-name="T3">4</text:span><text:span text:style-name="T3"/></text:p>
          </table:table-cell>
          <table:table-cell table:style-name="Table1.A1" office:value-type="string">
            <text:p text:style-name="P5" loext:marker-style-name="T3"><text:span text:style-name="T3">API Communication</text:span><text:span text:style-name="T3"/></text:p>
          </table:table-cell>
          <table:table-cell table:style-name="Table1.A1" office:value-type="string">
            <text:p text:style-name="P5" loext:marker-style-name="T3"><text:span text:style-name="T3">Manages communication between the frontend and backend securely</text:span><text:span text:style-name="T3"/></text:p>
          </table:table-cell>
          <table:table-cell table:style-name="Table1.A1" office:value-type="string">
            <text:p text:style-name="P5" loext:marker-style-name="T3"><text:span text:style-name="T3">REST API, Axios, HTTPS</text:span><text:span text:style-name="T3"/></text:p>
          </table:table-cell>
        </table:table-row>
      </table:table>
      <text:p text:style-name="P5" loext:marker-style-name="T3"><draw:rect text:anchor-type="as-char" style:rel-width="100%" draw:z-index="2" draw:style-name="gr1" draw:text-style-name="P6" svg:width="0.003cm" svg:height="0.054cm"><text:p/></draw:rect></text:p>
      <text:h text:style-name="P2" text:outline-level="1" loext:marker-style-name="T1"><text:span text:style-name="T1">Table-2: Application Characteristics</text:span><text:span text:style-name="T1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ext:soft-page-break/>
          <table:table-row table:style-name="Table2.1">
            <table:table-cell table:style-name="Table2.A1" office:value-type="string">
              <text:p text:style-name="P7" loext:marker-style-name="T4"><text:span text:style-name="T4">S.No</text:span><text:span text:style-name="T4"/></text:p>
            </table:table-cell>
            <table:table-cell table:style-name="Table2.A1" office:value-type="string">
              <text:p text:style-name="P7" loext:marker-style-name="T4"><text:span text:style-name="T4">Characteristics</text:span><text:span text:style-name="T4"/></text:p>
            </table:table-cell>
            <table:table-cell table:style-name="Table2.A1" office:value-type="string">
              <text:p text:style-name="P7" loext:marker-style-name="T4"><text:span text:style-name="T4">Description</text:span><text:span text:style-name="T4"/></text:p>
            </table:table-cell>
            <table:table-cell table:style-name="Table2.A1" office:value-type="string">
              <text:p text:style-name="P7" loext:marker-style-name="T4"><text:span text:style-name="T4">Technology</text:span><text:span text:style-name="T4"/>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5" loext:marker-style-name="T3"><text:span text:style-name="T3">1</text:span><text:span text:style-name="T3"/></text:p>
          </table:table-cell>
          <table:table-cell table:style-name="Table2.A1" office:value-type="string">
            <text:p text:style-name="P5" loext:marker-style-name="T3"><text:span text:style-name="T3">Open-Source Frameworks</text:span><text:span text:style-name="T3"/></text:p>
          </table:table-cell>
          <table:table-cell table:style-name="Table2.A1" office:value-type="string">
            <text:p text:style-name="P5" loext:marker-style-name="T3"><text:span text:style-name="T3">Backend technologies used for developing the application</text:span><text:span text:style-name="T3"/></text:p>
          </table:table-cell>
          <table:table-cell table:style-name="Table2.A1" office:value-type="string">
            <text:p text:style-name="P5" loext:marker-style-name="T3"><text:span text:style-name="T3">Node.js, Express.js, Mongoose</text:span><text:span text:style-name="T3"/></text:p>
          </table:table-cell>
        </table:table-row>
        <table:table-row table:style-name="Table2.1">
          <table:table-cell table:style-name="Table2.A1" office:value-type="string">
            <text:p text:style-name="P5" loext:marker-style-name="T3"><text:span text:style-name="T3">2</text:span><text:span text:style-name="T3"/></text:p>
          </table:table-cell>
          <table:table-cell table:style-name="Table2.A1" office:value-type="string">
            <text:p text:style-name="P5" loext:marker-style-name="T3"><text:span text:style-name="T3">Scalable Architecture</text:span><text:span text:style-name="T3"/></text:p>
          </table:table-cell>
          <table:table-cell table:style-name="Table2.A1" office:value-type="string">
            <text:p text:style-name="P5" loext:marker-style-name="T3"><text:span text:style-name="T3">Modular system design that allows easy expansion of future features</text:span><text:span text:style-name="T3"/></text:p>
          </table:table-cell>
          <table:table-cell table:style-name="Table2.A1" office:value-type="string">
            <text:p text:style-name="P5" loext:marker-style-name="T3"><text:span text:style-name="T3">REST API Architecture, JWT Middleware</text:span><text:span text:style-name="T3"/></text:p>
          </table:table-cell>
        </table:table-row>
        <table:table-row table:style-name="Table2.1">
          <table:table-cell table:style-name="Table2.A1" office:value-type="string">
            <text:p text:style-name="P5" loext:marker-style-name="T3"><text:span text:style-name="T3">3</text:span><text:span text:style-name="T3"/></text:p>
          </table:table-cell>
          <table:table-cell table:style-name="Table2.A1" office:value-type="string">
            <text:p text:style-name="P5" loext:marker-style-name="T3"><text:span text:style-name="T3">Security</text:span><text:span text:style-name="T3"/></text:p>
          </table:table-cell>
          <table:table-cell table:style-name="Table2.A1" office:value-type="string">
            <text:p text:style-name="P5" loext:marker-style-name="T3"><text:span text:style-name="T3">Protects user data using authentication and secure routing mechanisms</text:span><text:span text:style-name="T3"/></text:p>
          </table:table-cell>
          <table:table-cell table:style-name="Table2.A1" office:value-type="string">
            <text:p text:style-name="P5" loext:marker-style-name="T3"><text:span text:style-name="T3">JWT Authentication, bcrypt Password Hashing</text:span><text:span text:style-name="T3"/></text:p>
          </table:table-cell>
        </table:table-row>
        <table:table-row table:style-name="Table2.1">
          <table:table-cell table:style-name="Table2.A1" office:value-type="string">
            <text:p text:style-name="P5" loext:marker-style-name="T3"><text:span text:style-name="T3">4</text:span><text:span text:style-name="T3"/></text:p>
          </table:table-cell>
          <table:table-cell table:style-name="Table2.A1" office:value-type="string">
            <text:p text:style-name="P5" loext:marker-style-name="T3"><text:span text:style-name="T3">Performance Optimization</text:span><text:span text:style-name="T3"/></text:p>
          </table:table-cell>
          <table:table-cell table:style-name="Table2.A1" office:value-type="string">
            <text:p text:style-name="P5" loext:marker-style-name="T3"><text:span text:style-name="T3">Ensures faster UI loading and efficient database operations</text:span><text:span text:style-name="T3"/></text:p>
          </table:table-cell>
          <table:table-cell table:style-name="Table2.A1" office:value-type="string">
            <text:p text:style-name="P5" loext:marker-style-name="T3"><text:span text:style-name="T3">Vite, MongoDB Indexing</text:span><text:span text:style-name="T3"/></text:p>
          </table:table-cell>
        </table:table-row>
        <table:table-row table:style-name="Table2.1">
          <table:table-cell table:style-name="Table2.A1" office:value-type="string">
            <text:p text:style-name="P5" loext:marker-style-name="T3"><text:span text:style-name="T3">5</text:span><text:span text:style-name="T3"/></text:p>
          </table:table-cell>
          <table:table-cell table:style-name="Table2.A1" office:value-type="string">
            <text:p text:style-name="P5" loext:marker-style-name="T3"><text:span text:style-name="T3">Responsive Design</text:span><text:span text:style-name="T3"/></text:p>
          </table:table-cell>
          <table:table-cell table:style-name="Table2.A1" office:value-type="string">
            <text:p text:style-name="P5" loext:marker-style-name="T3"><text:span text:style-name="T3">Provides compatibility across different devices and screen sizes</text:span><text:span text:style-name="T3"/></text:p>
          </table:table-cell>
          <table:table-cell table:style-name="Table2.A1" office:value-type="string">
            <text:p text:style-name="P5" loext:marker-style-name="T3"><text:span text:style-name="T3">Tailwind CSS, Responsive Layout</text:span><text:span text:style-name="T3"/></text:p>
          </table:table-cell>
        </table:table-row>
      </table:table>
      <text:p text:style-name="Standard"><text:bookmark text:name="_GoBac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Heading_20_1_20_Char" style:default-outline-level="1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loext:linked-style-name="Heading_20_2_20_Char" style:default-outline-level="2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ET LAB 1</meta:initial-creator>
    <meta:editing-cycles>2</meta:editing-cycles>
    <meta:creation-date>2026-03-06T08:28:00</meta:creation-date>
    <dc:date>2026-03-12T01:32:49.236923400</dc:date>
    <meta:editing-duration>PT2M38S</meta:editing-duration>
    <meta:generator>LibreOffice/25.8.2.2$Windows_X86_64 LibreOffice_project/d401f2107ccab8f924a8e2df40f573aab7605b6f</meta:generator>
    <meta:document-statistic meta:table-count="2" meta:image-count="0" meta:object-count="0" meta:page-count="2" meta:paragraph-count="58" meta:word-count="250" meta:character-count="1880" meta:non-whitespace-character-count="1682"/>
    <meta:user-defined meta:name="AppVersion">16.0000</meta:user-defined>
    <meta:template xlink:type="simple" xlink:actuate="onRequest" xlink:title="Normal" xlink:href=""/>
  </office:meta>
</office:document-meta>
</file>